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55f94" officeooo:paragraph-rsid="00155f9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5f94" officeooo:paragraph-rsid="00155f94" style:font-weight-asian="bold" style:font-weight-complex="bold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184ec9" officeooo:paragraph-rsid="00184ec9"/>
    </style:style>
    <style:style style:name="P4" style:family="paragraph" style:parent-style-name="Standard">
      <style:paragraph-properties fo:text-align="justify" style:justify-single-word="false"/>
      <style:text-properties officeooo:rsid="0018f21c" officeooo:paragraph-rsid="0018f21c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a9112" officeooo:paragraph-rsid="001a9112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1a9112" officeooo:paragraph-rsid="001a911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1befc1" officeooo:paragraph-rsid="001befc1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1befc1" officeooo:paragraph-rsid="001befc1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1dddcd" officeooo:paragraph-rsid="001dddcd"/>
    </style:style>
    <style:style style:name="P10" style:family="paragraph" style:parent-style-name="Standard">
      <style:paragraph-properties fo:text-align="justify" style:justify-single-word="false"/>
      <style:text-properties officeooo:rsid="001dddcd" officeooo:paragraph-rsid="001dddcd"/>
    </style:style>
    <style:style style:name="P11" style:family="paragraph" style:parent-style-name="Standard" style:list-style-name="L3">
      <style:paragraph-properties fo:text-align="justify" style:justify-single-word="false"/>
      <style:text-properties officeooo:rsid="001dddcd" officeooo:paragraph-rsid="001dddcd"/>
    </style:style>
    <style:style style:name="P12" style:family="paragraph" style:parent-style-name="Standard">
      <style:paragraph-properties fo:text-align="justify" style:justify-single-word="false"/>
      <style:text-properties officeooo:rsid="001f4000" officeooo:paragraph-rsid="001f4000"/>
    </style:style>
    <style:style style:name="P13" style:family="paragraph" style:parent-style-name="Standard">
      <style:paragraph-properties fo:text-align="justify" style:justify-single-word="false"/>
      <style:text-properties officeooo:rsid="001fb5fe" officeooo:paragraph-rsid="001fb5fe"/>
    </style:style>
    <style:style style:name="P14" style:family="paragraph" style:parent-style-name="Standard">
      <style:paragraph-properties fo:text-align="justify" style:justify-single-word="false"/>
      <style:text-properties officeooo:rsid="001fb5fe" officeooo:paragraph-rsid="002067b6"/>
    </style:style>
    <style:style style:name="P15" style:family="paragraph" style:parent-style-name="Standard">
      <style:paragraph-properties fo:text-align="justify" style:justify-single-word="false"/>
      <style:text-properties officeooo:rsid="002067b6" officeooo:paragraph-rsid="002067b6"/>
    </style:style>
    <style:style style:name="P16" style:family="paragraph" style:parent-style-name="Standard" style:list-style-name="L3">
      <style:paragraph-properties fo:text-align="justify" style:justify-single-word="false"/>
      <style:text-properties officeooo:paragraph-rsid="001dddcd"/>
    </style:style>
    <style:style style:name="T1" style:family="text">
      <style:text-properties officeooo:rsid="0016e17a"/>
    </style:style>
    <style:style style:name="T2" style:family="text">
      <style:text-properties officeooo:rsid="001a183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6e17a" style:font-weight-asian="bold" style:font-weight-complex="bold"/>
    </style:style>
    <style:style style:name="T7" style:family="text">
      <style:text-properties officeooo:rsid="001dddcd"/>
    </style:style>
    <style:style style:name="T8" style:family="text">
      <style:text-properties officeooo:rsid="002067b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TTRE EN LIGNE UN SITE</text:p>
      <text:p text:style-name="P1"><text:span text:style-name="T6">Étape 1</text:span><text:span text:style-name="T1"> : </text:span>Choisir un hébergeur : <text:span text:style-name="T1">peut aussi se faire sur un PC mais en le laissant tourner 24h/24h.</text:span></text:p>
      <text:p text:style-name="P12">Un hébergeur, en langage simple, est comme un disque dur externe.</text:p>
      <text:p text:style-name="P7"><text:span text:style-name="T4">Les sites pour les choix d’un hébergeur</text:span> :</text:p>
      <text:list text:style-name="L2">
        <text:list-item>
          <text:p text:style-name="P3">Voir site OVHcloud.com pour les tarifs.</text:p>
        </text:list-item>
        <text:list-item>
          <text:p text:style-name="P8">Voir site hostinger.fr</text:p>
        </text:list-item>
        <text:list-item>
          <text:p text:style-name="P9">Voir https://www.kimsufi.com/fr/</text:p>
        </text:list-item>
      </text:list>
      <text:p text:style-name="P4">codeur.com : pour la création d’un site web. <text:span text:style-name="T2">Des offres de projets y sont mises.</text:span></text:p>
      <text:p text:style-name="P4"/>
      <text:p text:style-name="P6">Pour insérer une vidéo youtube sur son site web : aller sur youtube, une fois qu’on a accès à la vidéo, on clique sur :</text:p>
      <text:list text:style-name="L1">
        <text:list-item>
          <text:p text:style-name="P5">Partager</text:p>
        </text:list-item>
        <text:list-item>
          <text:p text:style-name="P5">intégrer</text:p>
        </text:list-item>
        <text:list-item>
          <text:p text:style-name="P5">copier l’URL</text:p>
        </text:list-item>
        <text:list-item>
          <text:p text:style-name="P5">Et coller dans le site web. Attention, si la video n’est pas libre, il pourrait avoir des droits d’auteur. La vidéo ne s’affichera donc pas sur le site.</text:p>
        </text:list-item>
        <text:list-item>
          <text:p text:style-name="P5"/>
        </text:list-item>
      </text:list>
      <text:p text:style-name="P10"><text:span text:style-name="T3">Comment faire pour avoir accès à l’hébergeur</text:span> :</text:p>
      <text:list text:style-name="L3">
        <text:list-item>
          <text:p text:style-name="P16"><text:span text:style-name="T7">S’inscrire : avec un identifiant et un mot de passe. </text:span></text:p>
        </text:list-item>
        <text:list-item>
          <text:p text:style-name="P16"/>
        </text:list-item>
      </text:list>
      <text:p text:style-name="P10"><text:span text:style-name="T4">Exemple des hébergeurs </text:span>:</text:p>
      <text:list text:continue-numbering="true" text:style-name="L3">
        <text:list-item>
          <text:p text:style-name="P11">Webhost : qui est gratuit : https://fr.000webhost.com/</text:p>
        </text:list-item>
        <text:list-item>
          <text:p text:style-name="P11">fid-manager : <text:a xlink:type="simple" xlink:href="https://www.fid-manager.com/fr" text:style-name="Internet_20_link" text:visited-style-name="Visited_20_Internet_20_Link">https://www.fid-manager.com/fr</text:a></text:p>
        </text:list-item>
      </text:list>
      <text:p text:style-name="P10"/>
      <text:p text:style-name="P10"/>
      <text:p text:style-name="P13"><text:span text:style-name="T5">Astuces </text:span>: Pour avoir des lignes css déjà faites <text:span text:style-name="T8">quand on veut faire un site complet en CSS</text:span>, on peut :</text:p>
      <text:p text:style-name="P14">Chercher des templates gratuits sur internet et les modifier . </text:p>
      <text:p text:style-name="P14">Exemple du site <text:span text:style-name="T8">qui propose des templates</text:span> : https://themeforest.net/</text:p>
      <text:p text:style-name="P15">Il y a aussi des templates payan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09:00:36.044369212</meta:creation-date>
    <dc:date>2024-07-31T09:58:44.560350254</dc:date>
    <meta:editing-duration>PT58M3S</meta:editing-duration>
    <meta:editing-cycles>14</meta:editing-cycles>
    <meta:generator>LibreOffice/7.6.7.2$Linux_X86_64 LibreOffice_project/60$Build-2</meta:generator>
    <meta:document-statistic meta:table-count="0" meta:image-count="0" meta:object-count="0" meta:page-count="1" meta:paragraph-count="24" meta:word-count="218" meta:character-count="1200" meta:non-whitespace-character-count="1014"/>
  </office:meta>
</office:document-meta>
</file>